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1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4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5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6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 fo:margin-left="0in"/>
      <style:text-properties fo:color="#808080" style:font-name="Georgia"/>
    </style:style>
    <style:style style:name="ce7" style:family="table-cell" style:parent-style-name="Default">
      <style:table-cell-properties fo:background-color="#ff33ff"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2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3" style:family="table-cell" style:parent-style-name="Default" style:data-style-name="N0">
      <style:table-cell-properties fo:background-color="#ff00ff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4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T1" style:family="text">
      <style:text-properties fo:color="#feda59" fo:font-size="10pt" fo:font-weight="normal" style:font-weight-asian="normal" style:font-weight-complex="normal"/>
    </style:style>
    <style:style style:name="T2" style:family="text">
      <style:text-properties fo:color="#feda59" style:text-position="super 58%" fo:font-size="10pt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number-columns-repeated="1022" table:default-cell-style-name="ce11"/>
        <table:table-column table:style-name="co3" table:default-cell-style-name="Default"/>
        <table:table-row table:style-name="ro2">
          <table:table-cell table:style-name="ce1" office:value-type="string">
            <text:p>TASKS</text:p>
            <text:p><text:span text:style-name="T1">Due December 1</text:span><text:span text:style-name="T2">st</text:span></text:p>
          </table:table-cell>
          <table:table-cell table:style-name="ce9" office:value-type="string">
            <text:p>(ALANA)</text:p>
          </table:table-cell>
          <table:table-cell table:style-name="ce9" office:value-type="string">
            <text:p>(JEFF)</text:p>
          </table:table-cell>
          <table:table-cell table:style-name="ce9" office:value-type="string">
            <text:p>(KURT)</text:p>
          </table:table-cell>
          <table:table-cell table:style-name="ce9" office:value-type="string">
            <text:p>(MATT)</text:p>
          </table:table-cell>
          <table:table-cell table:style-name="ce9" office:value-type="string">
            <text:p>(LUCIAN)</text:p>
            <text:p>(DAVID)</text:p>
            <text:p>(MAYA)</text:p>
          </table:table-cell>
          <table:table-cell table:style-name="ce9" office:value-type="string">
            <text:p>(DANIELLE)</text:p>
          </table:table-cell>
          <table:table-cell table:style-name="ce9" office:value-type="string">
            <text:p>Old Ideas</text:p>
          </table:table-cell>
          <table:table-cell table:style-name="Default" table:number-columns-repeated="1015"/>
          <table:table-cell/>
        </table:table-row>
        <table:table-row table:style-name="ro2">
          <table:table-cell table:style-name="ce2" office:value-type="string">
            <text:p><text:span text:style-name="T3">LEGEND</text:span></text:p>
            <text:p><text:span text:style-name="T4"/></text:p>
            <text:p><text:span text:style-name="T4">Red = High Priority</text:span></text:p>
            <text:p><text:span text:style-name="T5">Orange = MediumPriority</text:span></text:p>
            <text:p><text:span text:style-name="T5">Yellow = Low Priority</text:span></text:p>
            <text:p><text:span text:style-name="T5">Green = Complete</text:span></text:p>
            <text:p><text:span text:style-name="T5">Pink = School Edition</text:span></text:p>
          </table:table-cell>
          <table:table-cell table:style-name="ce10" office:value-type="string">
            <text:p>Work with Jeff on Fungus Unity tutorials.</text:p>
          </table:table-cell>
          <table:table-cell table:style-name="ce4" office:value-type="string">
            <text:p>Antelope appears for a split second bug: <text:s/>If the player first enters the game, any antelopes in the game will then have this bug when later visiting that antelopes infopage.</text:p>
          </table:table-cell>
          <table:table-cell table:style-name="ce10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ce10" office:value-type="string">
            <text:p>New background for Western Africa.</text:p>
          </table:table-cell>
          <table:table-cell table:style-name="ce10" office:value-type="string">
            <text:p>David Fungus Tutorial recording in multiple files, one for each chat bubble sequence. </text:p>
          </table:table-cell>
          <table:table-cell table:style-name="ce10" office:value-type="string">
            <text:p>Allow users to type into text fields on the bug tracking website. <text:s/>Make each part required. <text:s/>If any part is not filled in, they cannot submit their bug. </text:p>
          </table:table-cell>
          <table:table-cell table:style-name="ce14" office:value-type="string">
            <text:p>Have a setting to watch tutorial again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3"/>
          <table:table-cell table:style-name="Default"/>
          <table:table-cell table:style-name="ce7" office:value-type="string">
            <text:p>Implement Metric system option in settings menu by switching "InfoScale_Feet" and "InfoScale_Meters" textures in the info pages.</text:p>
          </table:table-cell>
          <table:table-cell table:style-name="ce10" office:value-type="string">
            <text:p>New Antelope Up Store identifier Listing. <text:s text:c="2"/>(Home Edition)</text:p>
          </table:table-cell>
          <table:table-cell table:style-name="ce10" office:value-type="string">
            <text:p>New high-resolution screenshots.</text:p>
          </table:table-cell>
          <table:table-cell table:style-name="ce10" office:value-type="string">
            <text:p>David voice missing animal names.</text:p>
          </table:table-cell>
          <table:table-cell table:style-name="ce10" office:value-type="string">
            <text:p><text:s/>Instead of "(circle area)", have it say "Check all that apply". <text:s/>At least one check box must be selected for the user to submit the bug.</text:p>
          </table:table-cell>
          <table:table-cell table:style-name="ce14" office:value-type="string">
            <text:p>New info menu style, possibly that scrolls like a Mac album slider, while being able to see all antelope at one time. <text:s/>Mousewheel zoom on pc, fingers drag zoom on mobile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4"/>
          <table:table-cell table:style-name="Default"/>
          <table:table-cell table:style-name="ce7" office:value-type="string">
            <text:p>Mute hyena by default</text:p>
          </table:table-cell>
          <table:table-cell table:style-name="ce10" office:value-type="string">
            <text:p>Setting for sound in a new sub menu. <text:s/>Directions is listed first, then sound, then credits. </text:p>
          </table:table-cell>
          <table:table-cell table:style-name="ce6" office:value-type="string">
            <text:p>New background for Northern Africa.</text:p>
          </table:table-cell>
          <table:table-cell table:style-name="ce10" office:value-type="string">
            <text:p>New antelope grunts and run off screen sound for small and medium antelopes. <text:s/>The sound Lucian made so far is good for large antelopes.</text:p>
          </table:table-cell>
          <table:table-cell table:style-name="ce10" office:value-type="string">
            <text:p><text:s/>Set all parts to have check box buttons so the users can choose multiple options for their bug. <text:s/>For example, one bug may occur in the Information Page, Settings, Eastern Africa, and Northern Africa on Hard and Easy.</text:p>
          </table:table-cell>
          <table:table-cell table:style-name="ce14" office:value-type="string">
            <text:p>Tutorial: Auto plays for the first time game starts(After clicking past the splashscreen). Setup tutorial according to tutorial script.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5"/>
          <table:table-cell table:style-name="Default"/>
          <table:table-cell table:style-name="ce7" office:value-type="string">
            <text:p>Implement info pages for lion, lioness and hyena.(Matt needs to make hyena and lion first)</text:p>
          </table:table-cell>
          <table:table-cell table:style-name="ce10" office:value-type="string">
            <text:p>Slide effect for antelope cards across info page.</text:p>
          </table:table-cell>
          <table:table-cell table:style-name="ce6" office:value-type="string">
            <text:p>New Directions artwork.</text:p>
          </table:table-cell>
          <table:table-cell table:style-name="ce10" office:value-type="string">
            <text:p>2x small medium and large antelope idle sound(unique sounds for some antelopes).</text:p>
          </table:table-cell>
          <table:table-cell table:style-name="ce10" office:value-type="string">
            <text:p>Include an area for users to type in their email.</text:p>
          </table:table-cell>
          <table:table-cell table:style-name="ce14" office:value-type="string">
            <text:p>Implement "InfoScale_Feet" as a graphic behind the shaded antelope scale graphics on the info pages. <text:s text:c="2"/>Squish scale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Default"/>
          <table:table-cell table:style-name="ce7" office:value-type="string">
            <text:p>Tutorial Fungus Masaai guy talking.</text:p>
          </table:table-cell>
          <table:table-cell table:style-name="ce10" office:value-type="string">
            <text:p>Remove red lion card flipped over version</text:p>
          </table:table-cell>
          <table:table-cell table:style-name="ce6" office:value-type="string">
            <text:p>Launch icon for Android</text:p>
          </table:table-cell>
          <table:table-cell table:style-name="ce10" office:value-type="string">
            <text:p>2x small medium and large antelope is happy sound(unique sounds for some antelopes).</text:p>
          </table:table-cell>
          <table:table-cell table:style-name="ce10" office:value-type="string">
            <text:p>Include an area for users to post a bug about "Splash / Startup" in addition to Gameplay, Information, Settings, and Region.</text:p>
          </table:table-cell>
          <table:table-cell table:style-name="ce14" office:value-type="string">
            <text:p>Squish all info scale related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Default"/>
          <table:table-cell table:style-name="ce7" office:value-type="string">
            <text:p>New accumulative points over time with stats page that shows how well you play. <text:s/>Ability to test different success rate % for unlocking modes.</text:p>
          </table:table-cell>
          <table:table-cell table:style-name="ce4" office:value-type="string">
            <text:p>Artist request for an option to choose folder where screenshots are saved to.</text:p>
          </table:table-cell>
          <table:table-cell table:style-name="ce6" office:value-type="string">
            <text:p>Splash title arrangement of letters.</text:p>
          </table:table-cell>
          <table:table-cell table:style-name="ce10" office:value-type="string">
            <text:p>2x small medium and large antelope is dissapointed or upset sound(unique sounds for some antelopes).</text:p>
          </table:table-cell>
          <table:table-cell table:style-name="ce10" office:value-type="string">
            <text:p>Add a "Submit Bug" button for users to press to send their bug in.</text:p>
          </table:table-cell>
          <table:table-cell table:style-name="ce14" office:value-type="string">
            <text:p>Make specific assets for backgrounds to have each area stand out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3"/>
          <table:table-cell table:style-name="ce4" office:value-type="string">
            <text:p>Set hyena gets hit by fruit only if player wins and the hyena stays down.</text:p>
          </table:table-cell>
          <table:table-cell table:style-name="ce6" office:value-type="string">
            <text:p>Map texture unselected</text:p>
          </table:table-cell>
          <table:table-cell table:style-name="ce10" office:value-type="string">
            <text:p>Lioness idle growl sound.</text:p>
          </table:table-cell>
          <table:table-cell table:style-name="ce10" office:value-type="string">
            <text:p>Submited bugs will need to be sorted and modified before adding to a database.</text:p>
          </table:table-cell>
          <table:table-cell table:style-name="ce14" office:value-type="string">
            <text:p>Have Masaai splash animate lips talking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3"/>
          <table:table-cell table:style-name="ce12" office:value-type="string">
            <text:p>Set the default volume to be based on testers feedback. </text:p>
          </table:table-cell>
          <table:table-cell table:style-name="ce6" office:value-type="string">
            <text:p>Antelope font of info menu have the full name below the card in white with drop shadow. <text:s/>Card move up so that the bottom of the middle card is at the same height as the cards to the sides.</text:p>
          </table:table-cell>
          <table:table-cell table:style-name="ce10" office:value-type="string">
            <text:p>Lioness provoked roar sound.</text:p>
          </table:table-cell>
          <table:table-cell table:style-name="ce10" office:value-type="string">
            <text:p>Have a developer pending bug page that is hidden from public. Developer can dismiss a bug, modify any part of it, set its status, and assign the bug a severity (Low,Medium,High).</text:p>
          </table:table-cell>
          <table:table-cell table:style-name="ce14" office:value-type="string">
            <text:p>Have Masaai jump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3"/>
          <table:table-cell table:style-name="ce6" office:value-type="string">
            <text:p>High Resolution screenshot plugin with auto composit.</text:p>
          </table:table-cell>
          <table:table-cell table:style-name="ce7" office:value-type="string">
            <text:p>Create a hyena for info page. <text:s/></text:p>
          </table:table-cell>
          <table:table-cell table:style-name="ce10" office:value-type="string">
            <text:p>Lucian review current sounds and come up with plan for any changes or additions.</text:p>
          </table:table-cell>
          <table:table-cell table:style-name="ce10" office:value-type="string">
            <text:p>Add a CVS database of all the bugs currently being tracked by us. <text:s/>Clicking on any of these bugs will open a new page that shows the complete description.</text:p>
          </table:table-cell>
          <table:table-cell table:style-name="ce14" office:value-type="string">
            <text:p>Add setting for enabling an in game timer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3"/>
          <table:table-cell table:style-name="ce6" office:value-type="string">
            <text:p>Return icon in Will's computer specs during game is too low on screen.</text:p>
          </table:table-cell>
          <table:table-cell table:style-name="ce7" office:value-type="string">
            <text:p>Create a lion for info page. <text:s/></text:p>
          </table:table-cell>
          <table:table-cell table:style-name="Default"/>
          <table:table-cell table:style-name="ce10" office:value-type="string">
            <text:p>The database should show the bug description as a title, and be listed in order of date added. <text:s/>If possible, have multiple columns to sort by: Severity, Date Added, Status, Bug Tester(The user's email), Developer.</text:p>
          </table:table-cell>
          <table:table-cell table:style-name="ce5" office:value-type="string">
            <text:p>Allow for certain antelopes to have tail swing sideways animation instead of back and forth.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13" office:value-type="string">
            <text:p>Set up Github for a home and school version of Antelope Up.</text:p>
          </table:table-cell>
          <table:table-cell table:style-name="ce7" office:value-type="string">
            <text:p>Add a drawing for omnivore, carnivore, and herbivore.</text:p>
          </table:table-cell>
          <table:table-cell table:style-name="Default" table:number-columns-repeated="2"/>
          <table:table-cell table:style-name="ce5" office:value-type="string">
            <text:p>At the beginning of a round(After"GO") any cards that have a lioness, shake for a second and play a lioness growl sound(Lucian needs to make one). 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13" office:value-type="string">
            <text:p>Have a setting to turn on color blind mode.</text:p>
          </table:table-cell>
          <table:table-cell table:style-name="ce7" office:value-type="string">
            <text:p>Add a drawing for a sound <text:s/>icon.</text:p>
          </table:table-cell>
          <table:table-cell table:style-name="Default" table:number-columns-repeated="2"/>
          <table:table-cell table:style-name="ce5" office:value-type="string">
            <text:p>Have antelopes run direction away from the lioness cards.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7" office:value-type="string">
            <text:p>Settings option just for the teachers. <text:s/>They can set a password to have control over the settings.</text:p>
          </table:table-cell>
          <table:table-cell table:style-name="ce7" office:value-type="string">
            <text:p>Update info fact classifications for each antelope.</text:p>
          </table:table-cell>
          <table:table-cell table:style-name="Default" table:number-columns-repeated="2"/>
          <table:table-cell table:style-name="ce14" office:value-type="string">
            <text:p>Bug where antelope runs from back of card, difficult to reproduce...(While lioness is out in either medium or hard).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7" office:value-type="string">
            <text:p>Reading Comprehension test for the end of a round some text comes up that student has to read and answer the question.</text:p>
          </table:table-cell>
          <table:table-cell table:style-name="ce7" office:value-type="string">
            <text:p>Create a hyena for info page. <text:s/></text:p>
          </table:table-cell>
          <table:table-cell table:style-name="Default" table:number-columns-repeated="2"/>
          <table:table-cell table:style-name="ce14" office:value-type="string">
            <text:p>Fix brightness of return icon at night. <text:s/>Tried doing it in Unity, but tint affects all times of day.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7" office:value-type="string">
            <text:p>Match mode for the female and males.</text:p>
          </table:table-cell>
          <table:table-cell table:style-name="ce7" office:value-type="string">
            <text:p>Male lion or lion cub along with lioness in game. <text:s/></text:p>
          </table:table-cell>
          <table:table-cell table:style-name="Default" table:number-columns-repeated="2"/>
          <table:table-cell table:style-name="ce14" office:value-type="string">
            <text:p>Sometimes the info page stops speaking the names of antelope.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 office:value-type="string">
            <text:p>MineSweeper Slash card and animation for lion card.</text:p>
          </table:table-cell>
          <table:table-cell table:style-name="Default" table:number-columns-repeated="2"/>
          <table:table-cell table:style-name="ce14" office:value-type="string">
            <text:p>New antelope texture for Okapi antelope.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 office:value-type="string">
            <text:p>Extinct antelope art.</text:p>
          </table:table-cell>
          <table:table-cell table:style-name="Default" table:number-columns-repeated="2"/>
          <table:table-cell table:style-name="ce5" office:value-type="string">
            <text:p>Allow for certain antelopes to have tail swing sideways animation instead of back and forth.</text:p>
          </table:table-cell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ce5" office:value-type="string">
            <text:p>Add antelope tail swing sideways animation.</text:p>
          </table:table-cell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ce14" office:value-type="string">
            <text:p>Text "Click a region to begin" for pc build and <text:s/>"Tap a region to begin" for mobile.</text:p>
          </table:table-cell>
          <table:table-cell table:number-columns-repeated="1016"/>
        </table:table-row>
        <table:table-row table:style-name="ro2" table:number-rows-repeated="31">
          <table:table-cell table:style-name="Default" table:number-columns-repeated="7"/>
          <table:table-cell table:number-columns-repeated="1017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04/10/2019</text:date>, <text:time>00:2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5H51M28S</meta:editing-duration>
    <meta:editing-cycles>169</meta:editing-cycles>
    <meta:generator>OpenOffice/4.1.6$Win32 OpenOffice.org_project/416m1$Build-9790</meta:generator>
    <dc:date>2019-04-10T00:20:59.71</dc:date>
    <meta:document-statistic meta:table-count="3" meta:cell-count="86" meta:object-count="0"/>
    <meta:user-defined meta:name="Info 1"/>
    <meta:user-defined meta:name="Info 2"/>
    <meta:user-defined meta:name="Info 3"/>
    <meta:user-defined meta:name="Info 4"/>
    <meta:user-defined meta:name="Originator" meta:value-type="string">Microsoft Word 15</meta:user-defined>
    <meta:user-defined meta:name="ProgId" meta:value-type="string">Word.Document</meta:user-defined>
  </office:meta>
</office:document-meta>
</file>